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83dc" officeooo:paragraph-rsid="000883dc"/>
    </style:style>
    <style:style style:name="P2" style:family="paragraph" style:parent-style-name="Standard">
      <style:paragraph-properties fo:text-align="center" style:justify-single-word="false"/>
      <style:text-properties officeooo:rsid="000883dc" officeooo:paragraph-rsid="000883dc"/>
    </style:style>
    <style:style style:name="P3" style:family="paragraph" style:parent-style-name="Standard">
      <style:text-properties officeooo:rsid="000883dc" officeooo:paragraph-rsid="00098198"/>
    </style:style>
    <style:style style:name="P4" style:family="paragraph" style:parent-style-name="Standard">
      <style:text-properties officeooo:rsid="00098198" officeooo:paragraph-rsid="00098198"/>
    </style:style>
    <style:style style:name="P5" style:family="paragraph" style:parent-style-name="Standard">
      <style:text-properties officeooo:rsid="00098198" officeooo:paragraph-rsid="000b221c"/>
    </style:style>
    <style:style style:name="P6" style:family="paragraph" style:parent-style-name="Standard">
      <style:text-properties officeooo:rsid="000b221c" officeooo:paragraph-rsid="000bb045"/>
    </style:style>
    <style:style style:name="T1" style:family="text">
      <style:text-properties officeooo:rsid="000883dc"/>
    </style:style>
    <style:style style:name="T2" style:family="text">
      <style:text-properties officeooo:rsid="00098198"/>
    </style:style>
    <style:style style:name="T3" style:family="text">
      <style:text-properties officeooo:rsid="000b221c"/>
    </style:style>
    <style:style style:name="T4" style:family="text">
      <style:text-properties officeooo:rsid="000bb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tural Likely</text:p>
      <text:p text:style-name="P2">by Sven Nilsen, 2019</text:p>
      <text:p text:style-name="P1"/>
      <text:p text:style-name="P1">The use of words “likely” and “unlikely” in natural languages can be formalized as following:</text:p>
      <text:p text:style-name="P1"/>
      <text:p text:style-name="P1"><text:tab/>likely =&gt; P<text:tab/><text:tab/><text:tab/>`P` is likely</text:p>
      <text:p text:style-name="P1"/>
      <text:p text:style-name="P1"><text:tab/><text:span text:style-name="T2">Q</text:span> =&gt; ¬likely<text:tab/><text:tab/><text:tab/>`<text:span text:style-name="T2">Q</text:span>` is unlikely</text:p>
      <text:p text:style-name="P1"/>
      <text:p text:style-name="P1">Notice that the inversion rule for likely and unlikely is different from that of `true` and `false`.</text:p>
      <text:p text:style-name="P1">This rule is because of implication.</text:p>
      <text:p text:style-name="P1"/>
      <text:p text:style-name="P1"><text:tab/> ( likely =&gt; P ) = ( ¬P =&gt; ¬likely )</text:p>
      <text:p text:style-name="P1"/>
      <text:p text:style-name="P1"/>
      <text:p text:style-name="P1">For example, <text:span text:style-name="T2">assume </text:span>it is likely that a smart AI agent survives:</text:p>
      <text:p text:style-name="P1"/>
      <text:p text:style-name="P1"><text:tab/>likely =&gt; ( smart =&gt; survive )</text:p>
      <text:p text:style-name="P1"/>
      <text:p text:style-name="P1">If the AI is smart, it will likely survive:</text:p>
      <text:p text:style-name="P1"/>
      <text:p text:style-name="P1"><text:tab/>smart =&gt; ( likely =&gt; survive )</text:p>
      <text:p text:style-name="P1"/>
      <text:p text:style-name="P1">If the AI did not survive, it was likely not smart:</text:p>
      <text:p text:style-name="P1"/>
      <text:p text:style-name="P1"><text:tab/>¬<text:span text:style-name="T2">survive</text:span> =&gt; ( likely =&gt; ¬smart )</text:p>
      <text:p text:style-name="P3"><text:tab/>¬<text:span text:style-name="T2">survive</text:span> =&gt; ( <text:span text:style-name="T2">smart</text:span> =&gt; ¬<text:span text:style-name="T2">likely</text:span> )</text:p>
      <text:p text:style-name="P1"/>
      <text:p text:style-name="P4">However, one can not prove the following:</text:p>
      <text:p text:style-name="P4"/>
      <text:p text:style-name="P5"><text:tab/><text:span text:style-name="T1">¬smart =&gt; ( likely =&gt; ¬survive )</text:span></text:p>
      <text:p text:style-name="P4"/>
      <text:p text:style-name="P4">There can be other ways <text:span text:style-name="T3">that makes the AI agent likely to survive besides being smart.</text:span></text:p>
      <text:p text:style-name="P4"/>
      <text:p text:style-name="P4"/>
      <text:p text:style-name="P6">The natural use of words “likely” and “unlikely” is not isomorphic to Logic.</text:p>
      <text:p text:style-name="P6">One can not give Logic a different interpretation <text:span text:style-name="T4">by swapping `true/false` with `likely/unlikely`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2:30:27.159816000</meta:creation-date>
    <dc:date>2019-05-01T14:33:59.509557000</dc:date>
    <meta:editing-duration>PT1M49S</meta:editing-duration>
    <meta:editing-cycles>1</meta:editing-cycles>
    <meta:document-statistic meta:table-count="0" meta:image-count="0" meta:object-count="0" meta:page-count="1" meta:paragraph-count="20" meta:word-count="183" meta:character-count="979" meta:non-whitespace-character-count="803"/>
    <meta:generator>LibreOffice/5.1.2.2$MacOSX_X86_64 LibreOffice_project/d3bf12ecb743fc0d20e0be0c58ca359301eb705f</meta:generator>
  </office:meta>
</office:document-meta>
</file>